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Droid Sans Devanagari1" svg:font-family="'Droid Sans Devanagari'" style:font-family-generic="swiss"/>
    <style:font-face style:name="Liberation Mono" svg:font-family="'Liberation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02ce8" officeooo:paragraph-rsid="00002ce8"/>
    </style:style>
    <style:style style:name="P2" style:family="paragraph" style:parent-style-name="Standard">
      <style:text-properties officeooo:rsid="00002ce8" officeooo:paragraph-rsid="00175db1"/>
    </style:style>
    <style:style style:name="P3" style:family="paragraph" style:parent-style-name="Standard">
      <style:text-properties officeooo:rsid="00002ce8" officeooo:paragraph-rsid="0036f08f"/>
    </style:style>
    <style:style style:name="P4" style:family="paragraph" style:parent-style-name="Standard">
      <style:text-properties officeooo:rsid="0001129b" officeooo:paragraph-rsid="0003d146"/>
    </style:style>
    <style:style style:name="P5" style:family="paragraph" style:parent-style-name="Standard">
      <style:text-properties officeooo:rsid="00026a16" officeooo:paragraph-rsid="00026a16"/>
    </style:style>
    <style:style style:name="P6" style:family="paragraph" style:parent-style-name="Standard">
      <style:text-properties officeooo:rsid="0011939d" officeooo:paragraph-rsid="0011939d"/>
    </style:style>
    <style:style style:name="P7" style:family="paragraph" style:parent-style-name="Standard">
      <style:text-properties officeooo:rsid="00165874" officeooo:paragraph-rsid="00165874"/>
    </style:style>
    <style:style style:name="P8" style:family="paragraph" style:parent-style-name="Standard">
      <style:text-properties officeooo:paragraph-rsid="00175db1"/>
    </style:style>
    <style:style style:name="P9" style:family="paragraph" style:parent-style-name="Standard">
      <style:text-properties officeooo:rsid="00175db1" officeooo:paragraph-rsid="00175db1"/>
    </style:style>
    <style:style style:name="P10" style:family="paragraph" style:parent-style-name="Standard">
      <style:text-properties officeooo:rsid="00175db1" officeooo:paragraph-rsid="003cf8f6"/>
    </style:style>
    <style:style style:name="P11" style:family="paragraph" style:parent-style-name="Standard">
      <style:text-properties fo:font-weight="bold" officeooo:rsid="001caa80" officeooo:paragraph-rsid="001caa80" style:font-weight-asian="bold" style:font-weight-complex="bold"/>
    </style:style>
    <style:style style:name="P12" style:family="paragraph" style:parent-style-name="Standard">
      <style:text-properties officeooo:paragraph-rsid="003536c9"/>
    </style:style>
    <style:style style:name="P13" style:family="paragraph" style:parent-style-name="Standard">
      <style:paragraph-properties fo:margin-left="0.4925in" fo:margin-right="0in" fo:text-indent="0in" style:auto-text-indent="false"/>
      <style:text-properties officeooo:rsid="0001129b" officeooo:paragraph-rsid="00165874"/>
    </style:style>
    <style:style style:name="P14" style:family="paragraph" style:parent-style-name="Standard">
      <style:paragraph-properties fo:margin-left="0.4925in" fo:margin-right="0in" fo:text-indent="0in" style:auto-text-indent="false"/>
      <style:text-properties officeooo:rsid="00026a16" officeooo:paragraph-rsid="00026a16"/>
    </style:style>
    <style:style style:name="P15" style:family="paragraph" style:parent-style-name="Standard">
      <style:paragraph-properties fo:margin-left="0.4925in" fo:margin-right="0in" fo:text-indent="0in" style:auto-text-indent="false"/>
      <style:text-properties officeooo:rsid="00002ce8" officeooo:paragraph-rsid="00032c95"/>
    </style:style>
    <style:style style:name="P16" style:family="paragraph" style:parent-style-name="Standard">
      <style:paragraph-properties fo:margin-left="0.4925in" fo:margin-right="0in" fo:text-indent="0in" style:auto-text-indent="false"/>
      <style:text-properties officeooo:rsid="00165874" officeooo:paragraph-rsid="00165874"/>
    </style:style>
    <style:style style:name="P17" style:family="paragraph" style:parent-style-name="Standard">
      <style:paragraph-properties fo:margin-left="0in" fo:margin-right="0in" fo:text-indent="0in" style:auto-text-indent="false"/>
      <style:text-properties officeooo:rsid="00026a16" officeooo:paragraph-rsid="00165874"/>
    </style:style>
    <style:style style:name="P18" style:family="paragraph" style:parent-style-name="Standard">
      <style:paragraph-properties fo:margin-left="0in" fo:margin-right="0in" fo:text-indent="0in" style:auto-text-indent="false"/>
      <style:text-properties officeooo:rsid="00165874" officeooo:paragraph-rsid="00165874"/>
    </style:style>
    <style:style style:name="P19" style:family="paragraph" style:parent-style-name="Standard">
      <style:paragraph-properties fo:margin-left="0in" fo:margin-right="0in" fo:text-indent="0in" style:auto-text-indent="false"/>
      <style:text-properties officeooo:rsid="00032c95" officeooo:paragraph-rsid="00165874"/>
    </style:style>
    <style:style style:name="P20" style:family="paragraph" style:parent-style-name="Standard">
      <style:text-properties fo:font-style="normal" fo:font-weight="bold" officeooo:rsid="005b8334" officeooo:paragraph-rsid="00616982" style:font-style-asian="normal" style:font-weight-asian="bold" style:font-style-complex="normal" style:font-weight-complex="bold"/>
    </style:style>
    <style:style style:name="P21" style:family="paragraph" style:parent-style-name="Standard">
      <style:text-properties fo:font-style="normal" fo:font-weight="normal" officeooo:rsid="006535c6" officeooo:paragraph-rsid="006535c6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officeooo:rsid="00002ce8" officeooo:paragraph-rsid="00002ce8"/>
    </style:style>
    <style:style style:name="P23" style:family="paragraph" style:parent-style-name="Standard">
      <style:text-properties officeooo:rsid="00002ce8" officeooo:paragraph-rsid="0047bbd0"/>
    </style:style>
    <style:style style:name="P24" style:family="paragraph" style:parent-style-name="Standard">
      <style:text-properties officeooo:rsid="00002ce8" officeooo:paragraph-rsid="00604da5"/>
    </style:style>
    <style:style style:name="P25" style:family="paragraph" style:parent-style-name="Standard">
      <style:text-properties officeooo:rsid="00604da5" officeooo:paragraph-rsid="00604da5"/>
    </style:style>
    <style:style style:name="P26" style:family="paragraph" style:parent-style-name="Standard">
      <style:text-properties officeooo:rsid="00616982" officeooo:paragraph-rsid="00616982"/>
    </style:style>
    <style:style style:name="P27" style:family="paragraph" style:parent-style-name="Standard">
      <style:text-properties officeooo:rsid="00616982" officeooo:paragraph-rsid="0047bbd0"/>
    </style:style>
    <style:style style:name="T1" style:family="text">
      <style:text-properties officeooo:rsid="00026a16"/>
    </style:style>
    <style:style style:name="T2" style:family="text">
      <style:text-properties officeooo:rsid="00032c95"/>
    </style:style>
    <style:style style:name="T3" style:family="text">
      <style:text-properties officeooo:rsid="00055d02"/>
    </style:style>
    <style:style style:name="T4" style:family="text">
      <style:text-properties officeooo:rsid="00165874"/>
    </style:style>
    <style:style style:name="T5" style:family="text">
      <style:text-properties officeooo:rsid="00175db1"/>
    </style:style>
    <style:style style:name="T6" style:family="text">
      <style:text-properties officeooo:rsid="001c3622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e649a" style:font-weight-asian="bold" style:font-weight-complex="bold"/>
    </style:style>
    <style:style style:name="T9" style:family="text">
      <style:text-properties fo:font-weight="bold" officeooo:rsid="00470942" style:font-weight-asian="bold" style:font-weight-complex="bold"/>
    </style:style>
    <style:style style:name="T10" style:family="text">
      <style:text-properties fo:font-weight="bold" officeooo:rsid="00032c95" style:font-weight-asian="bold" style:font-weight-complex="bold"/>
    </style:style>
    <style:style style:name="T11" style:family="text">
      <style:text-properties fo:font-weight="bold" officeooo:rsid="003536c9" style:font-weight-asian="bold" style:font-weight-complex="bold"/>
    </style:style>
    <style:style style:name="T12" style:family="text">
      <style:text-properties officeooo:rsid="0037a1bd"/>
    </style:style>
    <style:style style:name="T13" style:family="text">
      <style:text-properties officeooo:rsid="003cf8f6"/>
    </style:style>
    <style:style style:name="T14" style:family="text">
      <style:text-properties officeooo:rsid="003d1250"/>
    </style:style>
    <style:style style:name="T15" style:family="text">
      <style:text-properties officeooo:rsid="003e649a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4a163f" style:font-weight-asian="normal" style:font-weight-complex="normal"/>
    </style:style>
    <style:style style:name="T18" style:family="text">
      <style:text-properties officeooo:rsid="00470942"/>
    </style:style>
    <style:style style:name="T19" style:family="text">
      <style:text-properties officeooo:rsid="003536c9"/>
    </style:style>
    <style:style style:name="T20" style:family="text">
      <style:text-properties officeooo:rsid="00495791"/>
    </style:style>
    <style:style style:name="T21" style:family="text">
      <style:text-properties officeooo:rsid="004a163f"/>
    </style:style>
    <style:style style:name="T22" style:family="text">
      <style:text-properties officeooo:rsid="00604da5"/>
    </style:style>
    <style:style style:name="T23" style:family="text">
      <style:text-properties officeooo:rsid="00616982"/>
    </style:style>
    <style:style style:name="T24" style:family="text">
      <style:text-properties officeooo:rsid="0062dd2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6">SQL Server for Linux </text:span><text:span text:style-name="T21">Container Host Tools </text:span></text:p>
      <text:p text:style-name="P27"/>
      <text:p text:style-name="P21">Most </text:p>
      <text:p text:style-name="P20"/>
      <text:p text:style-name="P12"/>
      <text:p text:style-name="P12"/>
      <text:p text:style-name="P12"/>
      <text:p text:style-name="P12"/>
      <text:p text:style-name="P12"/>
      <text:p text:style-name="P12"><text:span text:style-name="T19">A </text:span><text:span text:style-name="T11">node.js</text:span><text:span text:style-name="T19"> app adds flexibility to the tedious connection at the console by offering the alternative to use </text:span><text:span text:style-name="T9">SQLCMD</text:span><text:span text:style-name="T18"> or </text:span><text:span text:style-name="T7">mssql</text:span><text:span text:style-name="T18"> on a per query basis – if for no other reason than to toggle between tabular results and JSON results - and a facility to type or copy-paste multi-line T-SQL batches. (editing the multi-line query at will would be nice too, but I have yet to figure that one out...) Could even be handy to provide reuse of the various multi-line batches already written. By already written I’m thinking everything from scripts and queries already in use on other SQL Servers to the last batch sent to the SQL Server. <text:s/></text:span></text:p>
      <text:p text:style-name="P3"/>
      <text:p text:style-name="P3"><text:span text:style-name="T20">This is wha useful for installation, </text:span>set-up, configuration, monitoring, administration, <text:span text:style-name="T3">development, delete-archive, tuning and </text:span>troubleshooting <text:span text:style-name="T2">of a </text:span><text:span text:style-name="T10">SQL Server for Linux Docker</text:span><text:span text:style-name="T2"> image from the </text:span><text:span text:style-name="T10">Docker</text:span><text:span text:style-name="T2"> host</text:span>. <text:span text:style-name="T12">A console that might work with any SQL Server for Linux installation, but especially for the Docker image for a few reasons. A Docker solution will have good portability, high scalability and simple installation. <text:s text:c="3"/></text:span><text:s/></text:p>
      <text:p text:style-name="P4"/>
      <text:p text:style-name="P6"><text:span text:style-name="T4">The ingredient list for a </text:span>SQL Server on Linux <text:span text:style-name="T4">CTP evaluation platform are short and simple:</text:span> </text:p>
      <text:p text:style-name="P5"/>
      <text:p text:style-name="P16">1 <text:s/>working x64 computer with minimum 4GB RAM </text:p>
      <text:p text:style-name="P13"><text:span text:style-name="T4">1 <text:s/>x</text:span>64 Linux Dist<text:span text:style-name="T1">r</text:span>o <text:span text:style-name="T15">of your choosing</text:span> <text:span text:style-name="T15">(as long as it can run </text:span><text:span text:style-name="T8">Docker</text:span><text:span text:style-name="T15"> and </text:span><text:span text:style-name="T8">node.js</text:span><text:span text:style-name="T15">)</text:span></text:p>
      <text:p text:style-name="P13"/>
      <text:p text:style-name="P18">On that <text:span text:style-name="T14">base </text:span>platform, install:</text:p>
      <text:p text:style-name="P17"><text:tab/><text:span text:style-name="T4">1 </text:span>Docker <text:span text:style-name="T2">Engine </text:span></text:p>
      <text:p text:style-name="P19"><text:tab/>1 mssql-tools for Linux </text:p>
      <text:p text:style-name="P17"><text:tab/><text:span text:style-name="T4">1 </text:span>Node.js <text:span text:style-name="T4">server</text:span> </text:p>
      <text:p text:style-name="P17"/>
      <text:p text:style-name="P18">Then add <text:span text:style-name="T6">the javascript for</text:span>:</text:p>
      <text:p text:style-name="P17"><text:tab/></text:p>
      <text:p text:style-name="P14">1 – sqlpal <text:span text:style-name="T4">app</text:span></text:p>
      <text:p text:style-name="P15"/>
      <text:p text:style-name="P7">And finally, from the sqlpal <text:span text:style-name="T6">app </text:span>folder, complete the installation by typing:</text:p>
      <text:p text:style-name="P7"/>
      <text:p text:style-name="P7"><text:tab/>npm install</text:p>
      <text:p text:style-name="P7"/>
      <text:p text:style-name="P7"><text:s/><text:span text:style-name="T6">then, </text:span>at the <text:span text:style-name="T6">bash </text:span>prompt, type </text:p>
      <text:p text:style-name="P7"><text:tab/></text:p>
      <text:p text:style-name="P7"><text:tab/>npm start</text:p>
      <text:p text:style-name="P7"/>
      <text:p text:style-name="P7">When complete, SQL Server will be <text:span text:style-name="T5">running in a Docker instance and the sqlpal CLI will be awaiting your beckoned call</text:span>. </text:p>
      <text:p text:style-name="Standard"/>
      <text:p text:style-name="P8">Wh<text:span text:style-name="T6">en</text:span> <text:span text:style-name="T6">undecided on</text:span> <text:span text:style-name="T5">a</text:span> Linux <text:span text:style-name="T5">distro</text:span>, refer to: </text:p>
      <text:p text:style-name="P8"/>
      <text:p text:style-name="P8"><text:soft-page-break/><text:tab/><text:tab/><text:a xlink:type="simple" xlink:href="https://nodejs.org/en/download/package-manager/" text:style-name="Internet_20_link" text:visited-style-name="Visited_20_Internet_20_Link">https://nodejs.org/en/download/package-manager/</text:a> </text:p>
      <text:p text:style-name="P8"><text:tab/>-and-</text:p>
      <text:p text:style-name="P8"><text:tab/><text:tab/><text:a xlink:type="simple" xlink:href="https://docs.docker.com/engine/installation/#supported-platforms" text:style-name="Internet_20_link" text:visited-style-name="Visited_20_Internet_20_Link">https://docs.docker.com/engine/installation/#supported-platforms</text:a></text:p>
      <text:p text:style-name="Standard"/>
      <text:p text:style-name="Standard"/>
      <text:p text:style-name="P9"/>
      <text:p text:style-name="P10">Including mssql-tools <text:span text:style-name="T13">(sqlcmd, bcp, etc.)</text:span> in addition to the node-mssql <text:span text:style-name="T13">(aka <text:s/>mssql) NPM packaged </text:span>SQL Server driver <text:span text:style-name="T13">provides per query tabular (sqlcmd) or JSON (mssql) rendering. For example, a multi-column query will usually render as tabular data coming through SQLCMD and as an array of JSON row objects through the node-mssql driver. </text:span></text:p>
      <text:p text:style-name="P10"/>
      <text:p text:style-name="P10"><text:span text:style-name="T13">This means that mssql-tools are necessary</text:span> <text:span text:style-name="T13">for app distribution</text:span>. <text:span text:style-name="T13">Installation of the Node.js will bring along the NPM sourced dependencies. However, mssql-tools is not <text:s/></text:span><text:s/><text:span text:style-name="T13"><text:s text:c="2"/></text:span><text:s text:c="3"/></text:p>
      <text:p text:style-name="P2"/>
      <text:p text:style-name="P11">node-mssql</text:p>
      <text:p text:style-name="P1"/>
      <text:p text:style-name="P1">mssql: a Tedious "Microsoft SQL Server Client for node.js"</text:p>
      <text:p text:style-name="P1"><text:s text:c="2"/>at the guts, this is https://tediousjs.github.io/tedious/</text:p>
      <text:p text:style-name="P1"><text:s text:c="2"/>msqql notably extends transactions, SQL Type parsing, error</text:p>
      <text:p text:style-name="P1"><text:s text:c="2"/>handling and events. Also brings in promise based connection pooling and</text:p>
      <text:p text:style-name="P1"><text:s text:c="2"/>connection isolation leveling: not serialized awaiting last request callback.</text:p>
      <text:p text:style-name="P1"/>
      <text:p text:style-name="P1"><text:s text:c="2"/>- https://github.com/patriksimek/node-mssql</text:p>
      <text:p text:style-name="P1"/>
      <text:p text:style-name="P11">CLI</text:p>
      <text:p text:style-name="P1"/>
      <text:p text:style-name="P1">Vorpal: "Node's framework for interactive CLIs."</text:p>
      <text:p text:style-name="P1"><text:s text:c="4"/>- https://github.com/dthree/vorpal</text:p>
      <text:p text:style-name="P1"/>
      <text:p text:style-name="P1"><text:span text:style-name="T22">Native Javasvript</text:span> promise<text:span text:style-name="T22">s</text:span></text:p>
      <text:p text:style-name="P1"/>
      <text:p text:style-name="P1">(./docs/cheatsheet.html) for some cribs when not connected to the Intern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Droid Sans Devanagari1" svg:font-family="'Droid Sans Devanagari'" style:font-family-generic="swiss"/>
    <style:font-face style:name="Liberation Mono" svg:font-family="'Liberation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6T07:14:24.766147832</meta:creation-date>
    <dc:date>2018-02-01T15:03:06.930186203</dc:date>
    <meta:editing-duration>P6DT20H20M15S</meta:editing-duration>
    <meta:editing-cycles>8</meta:editing-cycles>
    <meta:generator>LibreOffice/5.3.5.2$Linux_X86_64 LibreOffice_project/30m0$Build-2</meta:generator>
    <meta:document-statistic meta:table-count="0" meta:image-count="0" meta:object-count="0" meta:page-count="2" meta:paragraph-count="38" meta:word-count="440" meta:character-count="2948" meta:non-whitespace-character-count="2485"/>
  </office:meta>
</office:document-meta>
</file>